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06cm" svg:stroke-color="#ff3333" draw:marker-start-width="0.358cm" draw:marker-end-width="0.358cm" draw:fill-color="#ffffff" draw:opacity="0%" draw:textarea-horizontal-align="justify" draw:textarea-vertical-align="middle" draw:auto-grow-height="false" fo:min-height="0.878cm" fo:min-width="0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ff3333" draw:marker-start-width="0.358cm" draw:marker-end-width="0.358cm" draw:fill-color="#ffffff" draw:opacity="0%" draw:textarea-horizontal-align="justify" draw:textarea-vertical-align="middle" draw:auto-grow-height="false" fo:min-height="0.822cm" fo:min-width="0.267cm" fo:padding-top="0.177cm" fo:padding-bottom="0.177cm" fo:padding-left="0.302cm" fo:padding-right="0.30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 draw:opacity="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Quiz 1: Blinks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© 2015 Richel Bilderbeek </text:p>
          </draw:text-box>
        </draw:frame>
        <draw:frame draw:style-name="gr1" draw:text-style-name="P2" draw:layer="layout" svg:width="2.115cm" svg:height="0.739cm" svg:x="20.745cm" svg:y="10.691cm">
          <draw:image xlink:href="Pictures/100002010000003C00000015BBF157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8.542cm" svg:x="1.4cm" svg:y="1.524cm" presentation:class="outline" presentation:user-transformed="true">
          <draw:text-box>
            <text:list text:style-name="L2">
              <text:list-header>
                <text:p>voit setup {</text:p>
                <text:p>{ </text:p>
                <text:p><text:s text:c="2"/>pinmode(13,OUTPUT)</text:p>
                <text:p>}</text:p>
                <text:p/>
                <text:p>Hoeveel fouten zitten er in dit stuk code?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8.542cm" svg:x="1.4cm" svg:y="1.524cm" presentation:class="outline" presentation:user-transformed="true">
          <draw:text-box>
            <text:list text:style-name="L2">
              <text:list-header>
                <text:p>voit setup {</text:p>
                <text:p>{ </text:p>
                <text:p><text:s text:c="2"/>pinmode(13,OUTPUT)</text:p>
                <text:p>}</text:p>
                <text:p/>
                <text:p>void setup()</text:p>
                <text:p>{ </text:p>
                <text:p><text:s text:c="2"/>pinMode(13,OUTPUT);</text:p>
                <text:p>}</text:p>
                <text:p/>
              </text:list-header>
            </text:list>
          </draw:text-box>
        </draw:frame>
        <draw:custom-shape draw:style-name="gr3" draw:text-style-name="P3" draw:layer="layout" svg:width="0.406cm" svg:height="1.27cm" svg:x="4.013cm" svg:y="1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406cm" svg:height="1.27cm" svg:x="7.366cm" svg:y="1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965cm" svg:height="1.27cm" svg:x="4.724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406cm" svg:height="1.27cm" svg:x="7.772cm" svg:y="1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406cm" svg:height="1.27cm" svg:x="14.478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9T16:30:21.646717722</meta:creation-date>
    <dc:date>2015-03-12T21:09:00.960796419</dc:date>
    <meta:editing-duration>PT4H49M55S</meta:editing-duration>
    <meta:editing-cycles>131</meta:editing-cycles>
    <meta:generator>LibreOffice/4.4.0.3$Linux_x86 LibreOffice_project/40m0$Build-3</meta:generator>
    <meta:document-statistic meta:object-count="37"/>
  </office:meta>
</office:document-meta>
</file>